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48178" officeooo:paragraph-rsid="00248178"/>
    </style:style>
    <style:style style:name="P2" style:family="paragraph" style:parent-style-name="Standard" style:list-style-name="L1">
      <style:text-properties officeooo:rsid="00248178" officeooo:paragraph-rsid="00248178"/>
    </style:style>
    <style:style style:name="P3" style:family="paragraph" style:parent-style-name="Standard" style:list-style-name="L1">
      <style:text-properties officeooo:rsid="00258e4f" officeooo:paragraph-rsid="00258e4f"/>
    </style:style>
    <style:style style:name="P4" style:family="paragraph" style:parent-style-name="Standard">
      <style:text-properties officeooo:rsid="00258e4f" officeooo:paragraph-rsid="00258e4f"/>
    </style:style>
    <style:style style:name="P5" style:family="paragraph" style:parent-style-name="Standard" style:list-style-name="L1">
      <style:text-properties officeooo:rsid="0027a4bc" officeooo:paragraph-rsid="0027a4bc"/>
    </style:style>
    <style:style style:name="P6" style:family="paragraph" style:parent-style-name="Standard" style:list-style-name="L1">
      <style:text-properties officeooo:rsid="0027e287" officeooo:paragraph-rsid="0027e287"/>
    </style:style>
    <style:style style:name="P7" style:family="paragraph" style:parent-style-name="Standard" style:list-style-name="L1">
      <style:text-properties officeooo:rsid="0028d57d" officeooo:paragraph-rsid="0028d57d"/>
    </style:style>
    <style:style style:name="P8" style:family="paragraph" style:parent-style-name="Standard">
      <style:text-properties officeooo:rsid="0028d57d" officeooo:paragraph-rsid="0028d57d"/>
    </style:style>
    <style:style style:name="P9" style:family="paragraph" style:parent-style-name="Standard">
      <style:paragraph-properties fo:text-align="center" style:justify-single-word="false"/>
      <style:text-properties fo:font-size="28pt" officeooo:rsid="0028d57d" officeooo:paragraph-rsid="0028d57d" style:font-size-asian="28pt" style:font-size-complex="28pt"/>
    </style:style>
    <style:style style:name="P10" style:family="paragraph" style:parent-style-name="Standard">
      <style:text-properties style:font-name="FreeMono" fo:font-size="14pt" officeooo:rsid="0028d57d" officeooo:paragraph-rsid="0028d57d" style:font-size-asian="14pt" style:font-size-complex="14pt"/>
    </style:style>
    <style:style style:name="P11" style:family="paragraph" style:parent-style-name="Standard">
      <style:text-properties style:font-name="FreeMono" fo:font-size="14pt" officeooo:rsid="0028d57d" officeooo:paragraph-rsid="002979f8" style:font-size-asian="14pt" style:font-size-complex="14pt"/>
    </style:style>
    <style:style style:name="P12" style:family="paragraph" style:parent-style-name="Standard">
      <style:text-properties style:font-name="FreeMono" fo:font-size="14pt" officeooo:rsid="0028d57d" officeooo:paragraph-rsid="002a55f3" style:font-size-asian="14pt" style:font-size-complex="14pt"/>
    </style:style>
    <style:style style:name="P13" style:family="paragraph" style:parent-style-name="Standard">
      <style:text-properties style:font-name="FreeMono" fo:font-size="14pt" officeooo:rsid="002b2e41" officeooo:paragraph-rsid="002b2e41" style:font-size-asian="12.25pt" style:font-size-complex="14pt"/>
    </style:style>
    <style:style style:name="P14" style:family="paragraph" style:parent-style-name="Standard">
      <style:text-properties style:font-name="Liberation Serif" fo:font-size="20pt" officeooo:rsid="002a55f3" officeooo:paragraph-rsid="002a55f3" style:font-size-asian="20pt" style:font-size-complex="20pt"/>
    </style:style>
    <style:style style:name="P15" style:family="paragraph" style:parent-style-name="Standard">
      <style:text-properties style:font-name="Liberation Serif" fo:font-size="14pt" officeooo:rsid="002ab179" officeooo:paragraph-rsid="002ab179" style:font-size-asian="12.25pt" style:font-size-complex="14pt"/>
    </style:style>
    <style:style style:name="P16" style:family="paragraph" style:parent-style-name="Standard">
      <style:paragraph-properties fo:break-before="page"/>
      <style:text-properties fo:font-size="20pt" officeooo:rsid="0028d57d" officeooo:paragraph-rsid="0028d57d" style:font-size-asian="20pt" style:font-size-complex="20pt"/>
    </style:style>
    <style:style style:name="P17" style:family="paragraph" style:parent-style-name="Standard">
      <style:paragraph-properties fo:break-before="page"/>
      <style:text-properties style:font-name="Liberation Serif" fo:font-size="20pt" officeooo:rsid="002a55f3" officeooo:paragraph-rsid="002a55f3" style:font-size-asian="20pt" style:font-size-complex="20pt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officeooo:rsid="00258e4f"/>
    </style:style>
    <style:style style:name="T3" style:family="text">
      <style:text-properties officeooo:rsid="00269f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e287"/>
    </style:style>
    <style:style style:name="T6" style:family="text">
      <style:text-properties officeooo:rsid="0028d57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officeooo:rsid="002979f8"/>
    </style:style>
    <style:style style:name="T9" style:family="text">
      <style:text-properties officeooo:rsid="0029df89"/>
    </style:style>
    <style:style style:name="T10" style:family="text">
      <style:text-properties officeooo:rsid="002a55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TALK TO: </text:span>David Alarcon</text:p>
      <text:p text:style-name="P4"/>
      <text:p text:style-name="P9">PYGG – WEB APPLICATION</text:p>
      <text:p text:style-name="P9"/>
      <text:p text:style-name="P1"><text:span text:style-name="T7">Overview Of Web Application</text:span></text:p>
      <text:p text:style-name="P1">Piggy Bank where people can log who much they are saving for something</text:p>
      <text:list xml:id="list6031169363208252800" text:style-name="L1">
        <text:list-item>
          <text:p text:style-name="P2">Sign up – MODEL 1 USERS</text:p>
          <text:list>
            <text:list-item>
              <text:p text:style-name="P2">Facebook Login</text:p>
            </text:list-item>
          </text:list>
        </text:list-item>
        <text:list-item>
          <text:p text:style-name="P2">Log in</text:p>
        </text:list-item>
        <text:list-item>
          <text:p text:style-name="P2">Creation of Piggy Banks -MODEL 2 Piggy Banks</text:p>
          <text:list>
            <text:list-item>
              <text:p text:style-name="P2">Title</text:p>
            </text:list-item>
            <text:list-item>
              <text:p text:style-name="P2">How much</text:p>
            </text:list-item>
            <text:list-item>
              <text:p text:style-name="P2">Description</text:p>
            </text:list-item>
            <text:list-item>
              <text:p text:style-name="P2">Deadline</text:p>
            </text:list-item>
            <text:list-item>
              <text:p text:style-name="P2">How many times you will be putting in</text:p>
            </text:list-item>
            <text:list-item>
              <text:p text:style-name="P2">Provides the amount of money you should add based <text:span text:style-name="T3">on</text:span> (deadline and how much)</text:p>
            </text:list-item>
            <text:list-item>
              <text:p text:style-name="P2">Public or Private</text:p>
            </text:list-item>
            <text:list-item>
              <text:p text:style-name="P3">Favorite</text:p>
            </text:list-item>
          </text:list>
        </text:list-item>
        <text:list-item>
          <text:p text:style-name="P2">User Profile</text:p>
          <text:list>
            <text:list-item>
              <text:p text:style-name="P2">List <text:span text:style-name="T2">personal piggy banks</text:span></text:p>
            </text:list-item>
            <text:list-item>
              <text:p text:style-name="P3">Link to details</text:p>
            </text:list-item>
            <text:list-item>
              <text:p text:style-name="P6">notification</text:p>
              <text:list>
                <text:list-item>
                  <text:p text:style-name="P6">For reminders to place money</text:p>
                </text:list-item>
                <text:list-item>
                  <text:p text:style-name="P6">Notify when user reaches goal</text:p>
                </text:list-item>
              </text:list>
            </text:list-item>
            <text:list-item>
              <text:p text:style-name="P3">List friends</text:p>
            </text:list-item>
          </text:list>
        </text:list-item>
        <text:list-item>
          <text:p text:style-name="P6">Piggy Bank Details</text:p>
          <text:list>
            <text:list-item>
              <text:p text:style-name="P6">Title</text:p>
            </text:list-item>
            <text:list-item>
              <text:p text:style-name="P6">How much</text:p>
            </text:list-item>
            <text:list-item>
              <text:p text:style-name="P6">description</text:p>
            </text:list-item>
            <text:list-item>
              <text:p text:style-name="P6">deadline</text:p>
            </text:list-item>
            <text:list-item>
              <text:p text:style-name="P6">how much as been placed in</text:p>
            </text:list-item>
            <text:list-item>
              <text:p text:style-name="P7">Show next payment date (COUNTDOWN?)</text:p>
            </text:list-item>
          </text:list>
        </text:list-item>
        <text:list-item>
          <text:p text:style-name="P6">Add Stripe API</text:p>
          <text:list>
            <text:list-item>
              <text:p text:style-name="P6">Tie user’s saving account to stripe</text:p>
            </text:list-item>
            <text:list-item>
              <text:p text:style-name="P7">payments to account</text:p>
            </text:list-item>
          </text:list>
        </text:list-item>
        <text:list-item>
          <text:p text:style-name="P2">Group Contribution</text:p>
          <text:list>
            <text:list-item>
              <text:p text:style-name="P5">Adding users to a piggy bank</text:p>
            </text:list-item>
            <text:list-item>
              <text:p text:style-name="P5">On Piggy Bank</text:p>
              <text:list>
                <text:list-item>
                  <text:p text:style-name="P5">Dropdown menu to select from friend’s list</text:p>
                </text:list-item>
                <text:list-item>
                  <text:p text:style-name="P5">Add inputs for how much percentage will be paid for each person<text:line-break/><text:span text:style-name="T4">why percentage? </text:span>Flexibil<text:span text:style-name="T5">i</text:span>ty. Think if you are trying to teach a kid to save up for something but you plan on paying for most of it or income differences between users.</text:p>
                </text:list-item>
                <text:list-item>
                  <text:p text:style-name="P5">How they often they are going to pay for it</text:p>
                </text:list-item>
              </text:list>
            </text:list-item>
          </text:list>
        </text:list-item>
      </text:list>
      <text:p text:style-name="P8"/>
      <text:p text:style-name="P16">Databases</text:p>
      <text:p text:style-name="P10">User{</text:p>
      <text:p text:style-name="P10"><text:tab/>FullName: string,</text:p>
      <text:p text:style-name="P10"><text:tab/>email: string,</text:p>
      <text:p text:style-name="P10"><text:tab/>password: ←if local authentication is used</text:p>
      <text:p text:style-name="P10">}</text:p>
      <text:p text:style-name="P10"/>
      <text:p text:style-name="P10">PiggyBank{</text:p>
      <text:p text:style-name="P10"><text:tab/>title: string,</text:p>
      <text:p text:style-name="P10"><text:tab/>description: string,</text:p>
      <text:p text:style-name="P10"><text:tab/>totalCost: number,</text:p>
      <text:p text:style-name="P10"><text:tab/>deadline: <text:span text:style-name="T8">Date,</text:span></text:p>
      <text:p text:style-name="P11"><text:tab/><text:span text:style-name="T8">payments: {</text:span></text:p>
      <text:p text:style-name="P11"><text:tab/><text:tab/><text:span text:style-name="T9">owner: SchemaId,</text:span></text:p>
      <text:p text:style-name="P12"><text:tab/><text:tab/><text:span text:style-name="T8">remainingCost: number,</text:span></text:p>
      <text:p text:style-name="P11"><text:tab/><text:tab/><text:span text:style-name="T8">period: number,</text:span></text:p>
      <text:p text:style-name="P11"><text:tab/><text:tab/><text:span text:style-name="T8">numberPaymentsLeft: number,</text:span></text:p>
      <text:p text:style-name="P11"><text:span text:style-name="T8"><text:tab/>}</text:span></text:p>
      <text:p text:style-name="P11"><text:tab/><text:span text:style-name="T10">private: Boolean</text:span><text:tab/><text:tab/></text:p>
      <text:p text:style-name="P10">}</text:p>
      <text:p text:style-name="P10"/>
      <text:p text:style-name="P17">Routes</text:p>
      <text:p text:style-name="P14"/>
      <text:p text:style-name="P15">USER REST</text:p>
      <text:p text:style-name="P15"/>
      <text:p text:style-name="P13">GET ../api/users/:id ← gets details of specific user</text:p>
      <text:p text:style-name="P13">GET ../api/users/ ← get list of all users</text:p>
      <text:p text:style-name="P13">POST ../api/users/ ← create new user</text:p>
      <text:p text:style-name="P13">DELETE ../api/users/:id delete specific user</text:p>
      <text:p text:style-name="P13"/>
      <text:p text:style-name="P15">PIGGY BANK</text:p>
      <text:p text:style-name="P15"/>
      <text:p text:style-name="P13">GET ../api/savingsbank/:id ← gets details of specific piggy bank</text:p>
      <text:p text:style-name="P13"/>
      <text:p text:style-name="P13">GET ../api/savingsbank/ ← get list of all piggy banks (queries are either related to user’s id or public)</text:p>
      <text:p text:style-name="P13"/>
      <text:p text:style-name="P13">POST ../api/savingsbank/ ← create new piggy bank</text:p>
      <text:p text:style-name="P13"/>
      <text:p text:style-name="P13">DELETE ../api/savingsbank/:id delete piggy bank</text:p>
      <text:p text:style-name="P15"/>
      <text:p text:style-name="P1"><text:span text:style-name="T1">Pages</text:span><text:line-break/><text:span text:style-name="T1">Landing</text:span><text:line-break/><text:span text:style-name="T1">Sign Up</text:span><text:line-break/><text:span text:style-name="T1">Log In</text:span><text:line-break/><text:span text:style-name="T1">Home Profile</text:span><text:line-break/><text:span text:style-name="T1">Add Piggy Bank</text:span><text:line-break/><text:span text:style-name="T1">Edit Piggy Bank</text:span></text:p>
      <text:p text:style-name="P1"><text:span text:style-name="T1"/></text:p>
      <text:p text:style-name="P4"><text:span text:style-name="T1">1. Database structure</text:span></text:p>
      <text:p text:style-name="P4"><text:span text:style-name="T1">2. route structure</text:span></text:p>
      <text:p text:style-name="P4"><text:span text:style-name="T1">------------------------------------------</text:span></text:p>
      <text:p text:style-name="P4"><text:span text:style-name="T1">3. wire frame</text:span></text:p>
      <text:p text:style-name="P4"><text:span text:style-name="T1">4.component stru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21:09:49.467350673</meta:creation-date>
    <meta:editing-duration>P1DT9H26M35S</meta:editing-duration>
    <meta:editing-cycles>3</meta:editing-cycles>
    <meta:generator>LibreOffice/5.1.6.2$Linux_X86_64 LibreOffice_project/10m0$Build-2</meta:generator>
    <dc:date>2017-10-05T09:30:06.540761318</dc:date>
    <meta:document-statistic meta:table-count="0" meta:image-count="0" meta:object-count="0" meta:page-count="3" meta:paragraph-count="75" meta:word-count="364" meta:character-count="2098" meta:non-whitespace-character-count="1822"/>
  </office:meta>
</office:document-meta>
</file>